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083in"/>
    </style:style>
    <style:style style:name="Table1.B" style:family="table-column">
      <style:table-column-properties style:column-width="2.0708in"/>
    </style:style>
    <style:style style:name="Table1.C" style:family="table-column">
      <style:table-column-properties style:column-width="1.7201in"/>
    </style:style>
    <style:style style:name="Table1.D" style:family="table-column">
      <style:table-column-properties style:column-width="1.8257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1f31b0" style:font-weight-asian="bold" style:font-weight-complex="bold"/>
    </style:style>
    <style:style style:name="P3" style:family="paragraph" style:parent-style-name="Standard">
      <style:text-properties fo:font-weight="bold" officeooo:paragraph-rsid="001f31b0" style:font-weight-asian="bold"/>
    </style:style>
    <style:style style:name="P4" style:family="paragraph" style:parent-style-name="Standard">
      <style:text-properties officeooo:paragraph-rsid="001f31b0"/>
    </style:style>
    <style:style style:name="P5" style:family="paragraph" style:parent-style-name="Text_20_body">
      <style:paragraph-properties fo:text-align="center" style:justify-single-word="false"/>
      <style:text-properties officeooo:paragraph-rsid="0027d686"/>
    </style:style>
    <style:style style:name="P6" style:family="paragraph" style:parent-style-name="Table_20_Contents">
      <style:text-properties officeooo:paragraph-rsid="002fbb22"/>
    </style:style>
    <style:style style:name="P7" style:family="paragraph" style:parent-style-name="Table_20_Contents">
      <style:text-properties officeooo:paragraph-rsid="003538ad"/>
    </style:style>
    <style:style style:name="P8" style:family="paragraph" style:parent-style-name="Table_20_Contents">
      <style:text-properties officeooo:paragraph-rsid="003604e5"/>
    </style:style>
    <style:style style:name="P9" style:family="paragraph" style:parent-style-name="Table_20_Contents">
      <style:text-properties officeooo:paragraph-rsid="003730a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243e89" style:font-size-asian="12pt" style:font-size-complex="12pt"/>
    </style:style>
    <style:style style:name="T6" style:family="text">
      <style:text-properties fo:font-size="12pt" officeooo:rsid="002ee117" style:font-size-asian="12pt" style:font-size-complex="12pt"/>
    </style:style>
    <style:style style:name="T7" style:family="text">
      <style:text-properties fo:font-size="12pt" officeooo:rsid="002fbb22" style:font-size-asian="12pt" style:font-size-complex="12pt"/>
    </style:style>
    <style:style style:name="T8" style:family="text">
      <style:text-properties fo:font-size="12pt" officeooo:rsid="0033a451" style:font-size-asian="12pt" style:font-size-complex="12pt"/>
    </style:style>
    <style:style style:name="T9" style:family="text">
      <style:text-properties officeooo:rsid="00132996"/>
    </style:style>
    <style:style style:name="T10" style:family="text">
      <style:text-properties officeooo:rsid="0009095e"/>
    </style:style>
    <style:style style:name="T11" style:family="text">
      <style:text-properties officeooo:rsid="0025e3c1"/>
    </style:style>
    <style:style style:name="T12" style:family="text">
      <style:text-properties officeooo:rsid="002fbb22"/>
    </style:style>
    <style:style style:name="T13" style:family="text">
      <style:text-properties officeooo:rsid="003538ad"/>
    </style:style>
    <style:style style:name="T14" style:family="text">
      <style:text-properties officeooo:rsid="003604e5"/>
    </style:style>
    <style:style style:name="T15" style:family="text">
      <style:text-properties officeooo:rsid="003730ad"/>
    </style:style>
    <style:style style:name="T1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4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0">7</text:span>:00 – 1<text:span text:style-name="T10">8</text:span>:00, Jueves 1<text:span text:style-name="T10">5</text:span>:00 – 1<text:span text:style-name="T10">6</text:span>:00</text:p>
      <text:p text:style-name="P3">Grupo:<text:tab/><text:tab/>7A</text:p>
      <text:p text:style-name="Standard"/>
      <text:p text:style-name="P5"><text:span text:style-name="Strong_20_Emphasis"><text:span text:style-name="T3">HW_0</text:span></text:span><text:span text:style-name="Strong_20_Emphasis"><text:span text:style-name="T8">9</text:span></text:span><text:span text:style-name="Strong_20_Emphasis"><text:span text:style-name="T5">.</text:span></text:span><text:span text:style-name="Strong_20_Emphasis"><text:span text:style-name="T6">1</text:span></text:span><text:span text:style-name="Strong_20_Emphasis"><text:span text:style-name="T3"> <text:s/></text:span></text:span><text:span text:style-name="Strong_20_Emphasis"><text:span text:style-name="T8">Contracts </text:span></text:span><text:span text:style-name="Strong_20_Emphasis"><text:span text:style-name="T7"><text:s/></text:span></text:span><text:span text:style-name="Strong_20_Emphasis"><text:span text:style-name="T4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75426951">
              <text:section text:style-name="Sect1" text:name="md-content-283092045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header-rows>
                    <table:table-row>
                      <table:table-cell table:style-name="Table1.A1" office:value-type="string">
                        <text:p text:style-name="Table_20_Heading">Criteria</text:p>
                      </table:table-cell>
                      <table:table-cell table:style-name="Table1.A1" office:value-type="string">
                        <text:p text:style-name="Table_20_Heading">3 Points (Excellent)</text:p>
                      </table:table-cell>
                      <table:table-cell table:style-name="Table1.A1" office:value-type="string">
                        <text:p text:style-name="Table_20_Heading">2 Points (Proficient)</text:p>
                      </table:table-cell>
                      <table:table-cell table:style-name="Table1.A1" office:value-type="string">
                        <text:p text:style-name="Table_20_Heading">1 Point (Needs Improvement)</text:p>
                      </table:table-cell>
                    </table:table-row>
                  </table:table-header-rows>
                  <table:table-row>
                    <table:table-cell table:style-name="Table1.A1" office:value-type="string">
                      <text:p text:style-name="Table_20_Contents"><text:span text:style-name="Strong_20_Emphasis"><text:span text:style-name="T13">Contract </text:span></text:span><text:span text:style-name="Strong_20_Emphasis"><text:span text:style-name="T14">Legal</text:span></text:span><text:span text:style-name="Strong_20_Emphasis"><text:span text:style-name="T13"> Questions</text:span></text:span></text:p>
                      <text:p text:style-name="P8"><text:span text:style-name="Strong_20_Emphasis"><text:span text:style-name="T15">(T</text:span></text:span><text:span text:style-name="Strong_20_Emphasis"><text:span text:style-name="T14">ask 2)</text:span></text:span></text:p>
                    </table:table-cell>
                    <table:table-cell table:style-name="Table1.A1" office:value-type="string">
                      <text:p text:style-name="Table_20_Contents">Accurately <text:span text:style-name="T13">answer and translate the 33 questions on contracrs (Meja Ch. 1)</text:span></text:p>
                    </table:table-cell>
                    <table:table-cell table:style-name="Table1.A1" office:value-type="string">
                      <text:p text:style-name="P7"><text:span text:style-name="T13">Somewhat accurate</text:span> <text:span text:style-name="T13">answers and translations of the 33 questions on contracrs </text:span></text:p>
                    </table:table-cell>
                    <table:table-cell table:style-name="Table1.A1" office:value-type="string">
                      <text:p text:style-name="P7">Incomplete or inaccurate translations <text:span text:style-name="T13">of the 33 questions on contracrs </text:span>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ranslation Accuracy </text:span><text:span text:style-name="Strong_20_Emphasis"><text:span text:style-name="T14">CFE contract</text:span></text:span></text:p>
                      <text:p text:style-name="P9"><text:span text:style-name="Strong_20_Emphasis"><text:span text:style-name="T15">(Task 3)</text:span></text:span></text:p>
                    </table:table-cell>
                    <table:table-cell table:style-name="Table1.A1" office:value-type="string">
                      <text:p text:style-name="Table_20_Contents">Precise, nuanced translation capturing legal terminology and contextual meaning with near-native fluency; no significant errors; <text:span text:style-name="T14">5 pages</text:span></text:p>
                    </table:table-cell>
                    <table:table-cell table:style-name="Table1.A1" office:value-type="string">
                      <text:p text:style-name="Table_20_Contents">Mostly accurate translation with minor linguistic or technical imprecisions; general meaning preserved</text:p>
                    </table:table-cell>
                    <table:table-cell table:style-name="Table1.A1" office:value-type="string">
                      <text:p text:style-name="Table_20_Contents">Inaccurate translation with significant errors compromising comprehension</text:p>
                    </table:table-cell>
                  </table:table-row>
                  <table:table-row>
                    <table:table-cell table:style-name="Table1.A1" office:value-type="string">
                      <text:p text:style-name="P6"><text:span text:style-name="Strong_20_Emphasis"><text:span text:style-name="T12">Writing Quality and Presentation</text:span></text:span></text:p>
                    </table:table-cell>
                    <table:table-cell table:style-name="Table1.A1" office:value-type="string">
                      <text:p text:style-name="P6">Impeccable academic English; precise legal terminology; grammatically flawless Meticulously organized; professional formatting</text:p>
                    </table:table-cell>
                    <table:table-cell table:style-name="Table1.A1" office:value-type="string">
                      <text:p text:style-name="P6">Clear academic English with minor linguistic errors; Generally well-organized with minor presentational issues</text:p>
                    </table:table-cell>
                    <table:table-cell table:style-name="Table1.A1" office:value-type="string">
                      <text:p text:style-name="P6">Significant language barriers; unclear communication; Disorganized; lacks professional academic standards</text:p>
                    </table:table-cell>
                  </table:table-row>
                </table:table>
              </text:section>
            </text:section>
          </text:section>
        </text:section>
        <text:p text:style-name="Standard"><text:span text:style-name="Strong_20_Emphasis"><text:span text:style-name="T12">A</text:span></text:span><text:span text:style-name="Strong_20_Emphasis"><text:span text:style-name="T9">ssignment</text:span></text:span><text:span text:style-name="Strong_20_Emphasis">:</text:span></text:p>
        <text:p text:style-name="Standard">HW_09.1<text:tab/>[Due: 01 Apr 2025]</text:p>
        <text:p text:style-name="Standard">The standard format applies to all tasks EXCEPT for double-spacing of text. </text:p>
        <text:p text:style-name="Standard">If possible, please print your assignment double-sided or duplex.</text:p>
        <text:p text:style-name="Standard"/>
        <text:p text:style-name="Standard">--- Task 1</text:p>
        <text:p text:style-name="Standard">Read/Scan:</text:p>
        <text:p text:style-name="Standard"><text:tab/>a) pp 1 - 9 Textbook_Meja_Contratos_Oxford.pdf<text:tab/>["Contratos Civiles: Ayuda de Memoria"] &lt;== in Class Materiels, RefDocs</text:p>
        <text:p text:style-name="Standard"><text:tab/>b) "Contratos Civiles" (full version) https://mexico.justia.com/derecho-civil/contratos-civiles/</text:p>
        <text:p text:style-name="Standard">--- Task 2</text:p>
        <text:p text:style-name="Standard">Answer Questions:</text:p>
        <text:p text:style-name="Standard"><text:tab/>Answer Qs #1 - #33 (pp 9-10) Textbook_Meja_Contratos_Oxford.pdf in English</text:p>
        <text:p text:style-name="Standard">--- Task 3</text:p>
        <text:p text:style-name="Standard">Translate:</text:p>
        <text:p text:style-name="Standard"><text:tab/>Translate pp 2-7 CFE_ModeloContrato.pdf into English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7T14:58:11.545766180</dc:date>
    <meta:editing-duration>PT2H36M36S</meta:editing-duration>
    <meta:editing-cycles>41</meta:editing-cycles>
    <meta:generator>LibreOffice/7.3.7.2$Linux_X86_64 LibreOffice_project/30$Build-2</meta:generator>
    <meta:document-statistic meta:table-count="1" meta:image-count="1" meta:object-count="0" meta:page-count="1" meta:paragraph-count="40" meta:word-count="245" meta:character-count="1934" meta:non-whitespace-character-count="1706"/>
  </office:meta>
</office:document-meta>
</file>